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he Devil is in the details.</text:p>
      <text:p text:style-name="P1"/>
      <text:p text:style-name="P1"/>
      <text:p text:style-name="P1"/>
      <text:p text:style-name="P1">It was a saturday afternoon and we where on the road. I, mother and Raven. <text:s/>We had decided to hit the shoe store. Raven needed new pair of shoes because the ones she was using where getting too small. </text:p>
      <text:p text:style-name="P1">Mother was in the drivers seat and her music spread from the speakers. We drove on. She passed cars from the left. Then there was a red light. I looked outside the window and saw an old Corolla with two blondes inside. One of them gave me this look. She had these glasses on and a thick lipstick. <text:s/>Then I heard some whining sounds in the back “ I don't want to go to the store. I want to go the movies and I want to go now”. The green light came and we went on. ”Look Raven, we said that we would go afterwards no! So lets keep it a bit cool ok, and lets check out some shoes”. <text:s/>Raven stuck some candy in her mouth and tried to speak ”hug yo anshows”</text:p>
      <text:p text:style-name="P1">Nobody answered.</text:p>
      <text:p text:style-name="P1">“HUG YO ANSHOWS” She screamed. </text:p>
      <text:p text:style-name="P1">“Hey...... hey......... everybody calm down” Mother said.</text:p>
      <text:p text:style-name="P1">Raven swallowed the rest and said </text:p>
      <text:p text:style-name="P1">“But I want to go now I don't want to wait”</text:p>
      <text:p text:style-name="P1">I was watching her through the mirror. She was practicing the sad puppy look. She knew I was looking but she pretended to be unaware. She continued the show and I continued to follow her moves. <text:s/>Finally we where there. Mother stopped the car and we stepped out. As I was outside I noticed that the day was showing its best. The sky was looking good and there was a nice breeze in the air. Then Mother said “ We need to buy the right size, I'm telling you Her feet will grow so quickly and the shoes will not last”. We walked up a small stair that led us into the store. It was a long corridor with shoes covering all sides. We walked up to the counter which was situated in the corner. “Hello, there. How may I help you” The clerk said. “We need shoes on this eight year old” My mother said. </text:p>
      <text:p text:style-name="P1">Raven looked at the clerk but started to play with a Mirror. Then she saw a skateboard. She ran over to it and wanted to try. <text:s/>“I want to have a skateboard dad”</text:p>
      <text:p text:style-name="P1">“You sure you don't want skates. Perhaps its more easy” I said</text:p>
      <text:p text:style-name="P1">“Yes”</text:p>
      <text:p text:style-name="P1">I walked over to her and took one board.</text:p>
      <text:p text:style-name="P1">I put my feet on it and took a slide through the corridor.</text:p>
      <text:p text:style-name="P1">Then I sled back and passed it to Raven. She took it and jumped on. The board went to the side and hit the wall. Meanwhile Raven hit the ground. She became embarrassed and did not move. The clerk was watching us. I went for the board and returned it. Then Mother came back with some shoes and we started to pass them to Raven. But it was no good. She did not like them.”NO NO NO” She said again and again. “What about these” my Mother said. “No” Raven said.</text:p>
      <text:p text:style-name="P1">I started to get impatient “Listen Raven just try them on and lets get this over with”. </text:p>
      <text:p text:style-name="P1">Then Mother passed a pair of blue ones with stickers on the side. </text:p>
      <text:p text:style-name="P1">Raven agreed on them. Then the clerk came back ”Well how did it go, did you see anything you liked”. </text:p>
      <text:p text:style-name="P1">“We'll take these ones” I said. </text:p>
      <text:p text:style-name="P1">We got up and went to the counter. The clerk took the shoes and wrapped them up. We payed and went back to the car. </text:p>
      <text:p text:style-name="P1"><text:soft-page-break/>“Everybody remember to put their seat belts on” Raven said very proud. </text:p>
      <text:p text:style-name="P1">I put mine on and the car was back on the road. Mother hit the same radio station and the bible music flowed once more. “Can't you hear it son, how this music is made by believers. We are talking about Gods people here”. </text:p>
      <text:p text:style-name="P1">I did not say anything and there was not point. Then Raven asked “How are Gods people grandma”. I rubbed my eyes with my hands trying to cover my face. I knew where this was going.</text:p>
      <text:p text:style-name="P1">“They are good people who believe in god and who follow the word of God”. </text:p>
      <text:p text:style-name="P1">”But do they believe in the Devil” Raven asked again.</text:p>
      <text:p text:style-name="P1">“Well, they know of him, they... they know that he exists but they also know that he is bad. But they don't believe in him”</text:p>
      <text:p text:style-name="P1">”Daddy thinks God doesn't exist”.</text:p>
      <text:p text:style-name="P1">“Wait... Raven I never said that, I just said that whatever he is, it is beyond our understanding”.</text:p>
      <text:p text:style-name="P1">”But you also said that the devil doesn't exist”</text:p>
      <text:p text:style-name="P1">Then Mother came in and said ”The devil for sure exists, he is all the evil in the world and he makes people do bad things”.</text:p>
      <text:p text:style-name="P1">”Thats not true. Its people who do bad things, its always us” I said. </text:p>
      <text:p text:style-name="P1">“No no no, I know what I'm talking about and he is out there lurking around creating chaos and wickedness” my mother said as the bible music continued to flow.</text:p>
      <text:p text:style-name="P1">Raven jumped in her seat and gave a long phrase “The devil does exist, and if God exist then the devil exists. But if you don't believe that the devil exists then you cannot believe in God”. </text:p>
      <text:p text:style-name="P1">I was kind of enjoying this moment with two different believers on each side.</text:p>
      <text:p text:style-name="P1">I looked at Raven and said “Listen this devil is just an idea that some people created because they wanted to scare other people, to make them become afraid of things that they should not be afraid of, which is them selfs.</text:p>
      <text:p text:style-name="P1">“why would they do that” Raven asked.</text:p>
      <text:p text:style-name="P1">“It was done to control people” I said .</text:p>
      <text:p text:style-name="P1">Raven looked at me at the same time as her brain was computing. Finally she gave a facial expression indicating that she did not agree.</text:p>
      <text:p text:style-name="P1">Then she said “Actually I know the Devil. He is the boyfriend of Akanis mom. I know this because he told us that his favorite color was red”.</text:p>
      <text:p text:style-name="P1">My mother looked at me and we both smiled.</text:p>
      <text:p text:style-name="P1">We passed some cars and then Mother spoke.</text:p>
      <text:p text:style-name="P1">”No the devil is out there and I can feel it, but Raven don't listen to your father his ideas are just nonsense” </text:p>
      <text:p text:style-name="P1">“yea” she said as she ate more candy”. </text:p>
      <text:p text:style-name="P1">What could I say I was stuck between two females representing different generation. One which already had shaped a part of the present but for the other, the future was waiting. </text:p>
      <text:p text:style-name="P1">There was no chance for me against them but I continued.</text:p>
      <text:p text:style-name="P1">”Listen Raven Nobody goes to hell and fries on a stick for eternity” </text:p>
      <text:p text:style-name="P1">“what is eternity” Raven asked</text:p>
      <text:p text:style-name="P1">“exactly” I said “what is that? Its nothing, it doesn't exist”</text:p>
      <text:p text:style-name="P1">Then mother added “Eternity does exist and its where we are going“. </text:p>
      <text:p text:style-name="P1">I gave up and said “yea Raven lets go there perhaps its a fun place”</text:p>
      <text:p text:style-name="P1">“No lets go to the movies” Raven said. </text:p>
      <text:p text:style-name="P1">There was not way out of that one. I would have to go with her to the movies. Occasionally <text:soft-page-break/>we would hit a good movie but most of the times it was this kind of degenerated, already reproduced billion times type of a crapy movie. What I disliked the most though where all the people that where also going to the same movie. People buying overpriced popcorn which they would chew on like rats meanwhile they would be watching the same shit again and again and again. With one interruption. The brake...... </text:p>
      <text:p text:style-name="P1">Then the screens would flash. <text:s/>Images of ice cream, candy and fresh drinks would hit the pupils and all the kids would go mad and their half beaten parents would get sucked into buying some shit.</text:p>
      <text:p text:style-name="P1">“When do we go to the movies” Raven asked again. </text:p>
      <text:p text:style-name="P1">“First we give Grandma a ride home then we move on the the theatre ok”.</text:p>
      <text:p text:style-name="P1">Raven excepted that and we rushed forward at 80 km per hour. Then we where home and Mother stepped out of the car and closed the door. She gave me this gesture that I should turn the window down so I did “When is the movie over” Mother said meanwhile she was approaching the main door of the house. </text:p>
      <text:p text:style-name="P1">“Its the usual length and we come straight home afterwards” I said as I pressed the gas. </text:p>
      <text:p text:style-name="P1">As we where on our way we decided to watch this film about some teenage squirrels that become pop stars. This one would not be so interesting so I prepared myself . In the theatre we waited in the line. There where some groups in front of us. All waiting to buy tickets to some movie. Raven was very exited. We bought the tickets and went inside. The movie started and the popcorn chewing reverberated through the hall. Then the advertisement would start and the kids would become restless. Unless the images would hit them. “Mommy I need to pie” I heard someone say in the back. Then the movie started. <text:s/>I tried to sleep, but sometimes Raven would ask me questions and <text:s/>I would pretend that I was awake. Although She probably new that I was asleep. <text:s/>Then the movie was over. Somehow it had only felt like 10 minutes. My nap had worked. I watched all the kids walk out of the theater with their caps and coats on. Somehow they managed to make their clothes look like they where hanging on their body like they did not care. I and Raven followed them down the corridor to the exit gate. Outside it was still bright. I always felt a bit depressed when I came out of the movies. Perhaps it was this drastic change of switching from the darkness into the light. </text:p>
      <text:p text:style-name="P1">I also noticed that Raven was a bit depressed. But for her it was because the movie was over and we where going home to eat dinner. But not the exciting dinner where her favorite food would be presented but the one with no exceptions.</text:p>
      <text:p text:style-name="P1">Back at the house my parents where in their routine. Mother was cooking and father was listening to the radio news. Very loud. I and Raven went to our room and started to play with bricks. Its a game where you line four bricks in a horizontal row on top of each other. Until the supply is finished. Then you roll a dice with special marks on each side that correspond to certain bricks. With the heads up you remove a brick from the structure <text:s/>based on what mark was heads up. The players should continue to do this until the structure collapses. Then the players count their points according to how many bricks they had and like always the one with the high score wins. </text:p>
      <text:p text:style-name="P1">For Raven the games we played where never fun unless she would win. In most cases I would let her win but there where times where I would go for it. Then she would become pissed off and I would let her win couple of games in a row. </text:p>
      <text:p text:style-name="P1">“I can roll again, because this one doesn't count” Raven said. </text:p>
      <text:p text:style-name="P1">”No come on you rolled the dice and this was the outcome” I said. </text:p>
      <text:p text:style-name="P1">“No, not this time, I want to roll again” and she did. The dice bounced on the ground.</text:p>
      <text:p text:style-name="P1">Heads up and it was a circle. Raven looked for the bricks marked with a circle. She spotted <text:soft-page-break/>one that was on the top. She grabbed it.</text:p>
      <text:p text:style-name="P1">I Took the dice and rolled it. I got a square and I checked. There it was. I removed it.</text:p>
      <text:p text:style-name="P1">The game went on like that until finally there was a crash. </text:p>
      <text:p text:style-name="P1">Raven had done it and she lost. Afterwards she quickly became interested in something else. I stretched on the bed and tried to relax a bit. Things where not going so smooth. Somehow I could not finish anything. Somehow all was hanging on a piece of string and I was afraid when it would brake. <text:s/></text:p>
      <text:p text:style-name="P1">After a while Raven was out of ideas and wanted to watch a movie. The second one in the day. “Just a bit, please. Just a bit before going to sleep”. “Well ok but brush your teeth and go to bet. Then we can see”. Raven jumped up and ran to the bathroom. Meanwhile I continued my nothingness in bed. Then she came back. I set up the computer and streamed a move. Thats when she fell asleep. </text:p>
      <text:p text:style-name="P1">I turned of the screen and I walked out of the room. My parents where also asleep. I was the only one awake. I went into the living room and said down waiting for the night to come. Feeling somehow strange that this day, just another day was over. <text:s/></text:p>
      <text:p text:style-name="P1">As I sad in the chair I stared through the window looking at the falling moon. It looked like a huge smile. A smile that had been flipped a bit to the side. I continued to watch as the moon would get closer and closer to the horizon.</text:p>
      <text:p text:style-name="P1">Then it happened. The strangest thing. It was not only that it was strange but it was also happening on a night like this. A night that was standing on its end. </text:p>
      <text:p text:style-name="P1">At first it felt like someone was entering my mind using a hammer but the feeling developed into something quite different. I rubbed my eyes and looked around. Something was approaching and it felt like it was approaching fast but traveling a long distance. <text:s/>I could not see what it was or who it was. The shape was blurry and I though I was getting a migraine attack since it sometimes distorts the vision. “Father is that you”. The figure was close. Finally it sad down and said “yes”</text:p>
      <text:p text:style-name="P1">But the voice was a not my fathers. It sounded like it did not have any character nor a sense of a tone. Like it was continuously going somewhere but never ending anywhere. </text:p>
      <text:p text:style-name="P1">Then the figure was gone</text:p>
      <text:p text:style-name="P1">“Who is there” I said.</text:p>
      <text:p text:style-name="P1">“I'm here” the voice said.</text:p>
      <text:p text:style-name="P1">I looked around but I did not see anyone. </text:p>
      <text:p text:style-name="P1">I stood up and checked the room of my parents. Both of them where a sleep. Then I went back to Ravens room and she was also asleep.</text:p>
      <text:p text:style-name="P1">“What's the matter, not in the mood for a conversation” This voice said again. </text:p>
      <text:p text:style-name="P1">Fear crept inside of me as I walked into the kitchen. I walked over to the fridge and just stood there staring at it. Sometime passed. Then it came again</text:p>
      <text:p text:style-name="P1"><text:s/>“Come on spare the act, just go with it. Come on have a seat” The voice said again.</text:p>
      <text:p text:style-name="P1">“What the fuck is this” I said to myself out loud.</text:p>
      <text:p text:style-name="P1">“What the fuck, what” the voice said.</text:p>
      <text:p text:style-name="P1">“I just came for a visit, say.... its nice here. I think I will stay for some time”</text:p>
      <text:p text:style-name="P1">I took a deep breath, got dressed. I put on my shoes and coat and ran outside. As I was outside I stopped in the middle of the street. I turned around and looked back at the house. It was yellow with white squares. I tried to breath slowly as I rubbed my hands. I was looking at the edges of the building and I noticed how the lines where becoming curved and the color of the house was drifting a bit like it was leaking. </text:p>
      <text:p text:style-name="P1">I closed my eyes turned around and started to walk in an unknown direction. As I was on the <text:s/>move this thing hit me again and the voice said “ I can do more then that”.</text:p>
      <text:p text:style-name="P1"><text:soft-page-break/>I turned around fast. Nothing was there. I checked the sides but nothing was there either. </text:p>
      <text:p text:style-name="P1">I was in a parking lot only surrounded by cars. I did not want to move since it only increased my fear. I saw no place to sit properly so I took a seat on the pavement between two expensive cars. </text:p>
      <text:p text:style-name="P1">As I was trying to recover my thoughts <text:s/>I remembered a game we used to play when we where kids and we where bored. We used our keys for it. We would spot a car and walk beside it. With our keys stuck in the air. We would pass a car and lean the key on it. A white line would follow. </text:p>
      <text:p text:style-name="P1">Then we would disappear and the owner would later see his car completely scratched on the side. </text:p>
      <text:p text:style-name="P1">I did not find this so funny anymore, however I did not understand either why people would invest so much money on a car. One could live for years on the amount a new car costs. Or one could simply just give the money away. It leads to the same end. But that was not in the current category. </text:p>
      <text:p text:style-name="P1">Then it came again and said .</text:p>
      <text:p text:style-name="P1">“Why don´t you think its funny anymore. Personally I think its a neat trick? </text:p>
      <text:p text:style-name="P1">At first I got the same fear as when I heard it the first time but somehow my thoughts had calmed me down. I waited.....</text:p>
      <text:p text:style-name="P1">Then it said “Did anyone tell you your conversation skills suck”. </text:p>
      <text:p text:style-name="P1">I did not respond. I was trying to make it go but that was not working. I knew because the feeling of someone being inside of my skull was continuously present. And that someone was not me. </text:p>
      <text:p text:style-name="P1">There was an intruder. I could even hear its breath. But then it stopped.</text:p>
      <text:p text:style-name="P1">Was it over. Was I finally alone. I looked in front of me. </text:p>
      <text:p text:style-name="P1">A cat passed by. He stopped and looked at me “Would you rather want me to look like this?” the cat said.</text:p>
      <text:p text:style-name="P1">I raised myself on my feet but slipped and fell back. I crawled backwards moving away from the cat but he just sat there busy cleaning himself. I stood up and walked out of the parking lot towards the sea. Then it came again</text:p>
      <text:p text:style-name="P1">“That was a nice trick don't you think” </text:p>
      <text:p text:style-name="P1">“Im loosing myself, Im loosing myself, Im loosing myself” I thought repeatedly.</text:p>
      <text:p text:style-name="P1">“Relax, you're not loosing anything, consider it more like a gain”.</text:p>
      <text:p text:style-name="P1">I got to the beach and luckily it was quite calm and it was dark. So dark that I could not see far ahead. </text:p>
      <text:p text:style-name="P1">I grabbed a stone and threw it in the sea. I wanted to hear the sound of the stone splashing into the water and I waited for it. But nothing came. I took another stone and threw it in. Again there was nothing. Then I filled both hands with stones and threw them all in. </text:p>
      <text:p text:style-name="P1">Nothing. </text:p>
      <text:p text:style-name="P1">“How did you like this trick” The voice sad.</text:p>
      <text:p text:style-name="P1">“Uff my brain is seriously confusing things” I said to myself.</text:p>
      <text:p text:style-name="P1">“Somehow its mixing up information and putting them in the wrong place, I should call the doctor............ well......Perhaps not. Perhaps this is just another conversation with myself”</text:p>
      <text:p text:style-name="P1">Then the voice continued “Perhaps not, perhaps you are just going mad or perhaps someone really entered your mind”.</text:p>
      <text:p text:style-name="P1">Its tone was becoming clearer.</text:p>
      <text:p text:style-name="P1">I had read once somewhere about experiments with telepathic communication and I was thinking that perhaps something like that was happening.</text:p>
      <text:p text:style-name="P1">“No that cannot be..... this must be something else”</text:p>
      <text:p text:style-name="P1"><text:soft-page-break/>Then the voice said “Trust me there is no person or any science behind this. At least not in the way you people think of it.</text:p>
      <text:p text:style-name="P1">“Ok so what are you” I said as I stood there on the beach looking into the dark night. </text:p>
      <text:p text:style-name="P1">I was finally loosing the grip. I could not fight this anymore. It was way to strange. </text:p>
      <text:p text:style-name="P1">So I decided to let go and I finally prepared myself to become engaged in a conversation with something that could just as well be myself. </text:p>
      <text:p text:style-name="P1">Although I have to admit it did not feel like that at all. </text:p>
      <text:p text:style-name="P1">“So, what is it that you want” I asked the voice in my head.</text:p>
      <text:p text:style-name="P1">“What do you mean what is it that I want. Im here to make an example out of you my friend”</text:p>
      <text:p text:style-name="P1">“I'm not your fucking friend”</text:p>
      <text:p text:style-name="P1">“he he he yes, thats the spirit, but actually what I want depends on you” the voice continued </text:p>
      <text:p text:style-name="P1">“What you have to offer”</text:p>
      <text:p text:style-name="P1">“I'm not offering anything, but I have a request that you leave my mind because having you in here is kind of claustrophobic. Its bad enough only with me inside”</text:p>
      <text:p text:style-name="P1">“Spare me your existential bullshit. Listen I'm the one you think that doesn't exist. I'm the one the books talk about. I'm the one on peoples lips and I'm the one who forced Eve to take the bite.</text:p>
      <text:p text:style-name="P1">“you mean you forced some guy to write a bad story” I added.</text:p>
      <text:p text:style-name="P1">“Listen, there are worse stories then that one. Besides what do you know about stories” the voice said</text:p>
      <text:p text:style-name="P1">“well” I scratched my head</text:p>
      <text:p text:style-name="P1">“they are written, but in most cases its just that, its the remains that become more. But Cervantes was good though”</text:p>
      <text:p text:style-name="P1">Then the voice said ”Yea you are right but Im not here to discuss writing or poetry anymore then I need to. However regarding what I am. Im the one, the thing, the master, the one people call the Devil. However I usually don't represent myself like that”</text:p>
      <text:p text:style-name="P1">“Interesting” I said to myself</text:p>
      <text:p text:style-name="P1">“Listen perhaps I miss judged you before. What do you say we go to my place, smoke a joint and perhaps play some music” <text:s/></text:p>
      <text:p text:style-name="P1">“Sure, I would not mind to get away for a bit. Lets do it, but I choose the music” The Devil said.</text:p>
      <text:p text:style-name="P1">“Agreed, but please put on a shape, this voice thing in my head is to much.... and please no more cats”</text:p>
      <text:p text:style-name="P1">I walked towards my parents place with the Devil on my mind. It was a short walk. As I was there I opened the door quietly. Sneaked in and went into the living room. I sad down and finished the remains of my weed as I mixed it with tobacco. Ready to roll. </text:p>
      <text:p text:style-name="P1">I had a puff and my lungs got filled with smoke. Then I exhaled. I could see the thick smoke floating in the air. “Pass it” the Devil said. <text:s/>Now he was on my left side. He was slick and he knew it. Dressed in expensive suit, hair combed backwards. His skin was red, but not like the color. Somehow it was like he was tanned. Even the mustache was there. </text:p>
      <text:p text:style-name="P1">It was a genuine package.</text:p>
      <text:p text:style-name="P1">I passed the joint and he took a hit.</text:p>
      <text:p text:style-name="P1">“Nice gear you got on man. So this your typical look or?”.</text:p>
      <text:p text:style-name="P1">“Thanks but no. This is just you, the way you want to see me at the moment”</text:p>
      <text:p text:style-name="P1">“Well to be honest” I said “I would prefer a nice number”</text:p>
      <text:p text:style-name="P1">The devil exhaled <text:s/>“Uff even the women are hard for me” he said.</text:p>
      <text:p text:style-name="P1">“Its best not to mix the operation with the female, I mean they would be on my back really <text:soft-page-break/>quickly if I would present myself as one. Anyways I taught them some tricks back in the days and they seem to have mastered them. So there is no work to be done in that department. Besides I like the details”.</text:p>
      <text:p text:style-name="P1">If I was not misunderstanding the joint was getting to the Devil but he kept buffing. </text:p>
      <text:p text:style-name="P1">“Hey take it easy and pass it” I said. Mr D covered his mouth with his left hand and coughed and coughed meanwhile he tried to pass the joint with his right. I grabbed it and took a hit.</text:p>
      <text:p text:style-name="P1">“What do you mean they would be on your back, you mean you can't control them” I said</text:p>
      <text:p text:style-name="P1">“Its getting harder and harder, and the ones in hell.... shit man.” the Devil shook his head then continued “But then again we come to my main problem. Which has nothing to do with them......” The devil cleared his throat.</text:p>
      <text:p text:style-name="P1">I took another hit and asked ”So what is your problem”. </text:p>
      <text:p text:style-name="P1">Mr D got exited as his paste became quicker. “My problem is that now its all so automatic, not in the sense of any technology or modern science but.....”</text:p>
      <text:p text:style-name="P1">“What do you mean?” I asked</text:p>
      <text:p text:style-name="P1">Mr D scratched his mustache “I mean there is not much for me to do these days”</text:p>
      <text:p text:style-name="P1">“Well you are kind of torturing me right now” I said.</text:p>
      <text:p text:style-name="P1">“You like it, in fact you don't need me, your own self destruction is more then enough”.</text:p>
      <text:p text:style-name="P1">Then Mr D continued “I must have slipped somewhere. There was this event back in the days and I was on the road. I met this traveling salesman. He seemed to be a nice thing to play around with so I went for it”</text:p>
      <text:p text:style-name="P1">“How did you disguise yourself ” I interrupted.</text:p>
      <text:p text:style-name="P1">“Let me see. What did I do........ shit I don't remember its so far back and my database system was not so good back then. Otherwise I would have been able to catch that fucker, but anyway he had a bottle of whisky and he tricked me into finishing it with him. I was a bit on the edge that day and Somehow I knocked myself out. Only to find myself waking up the next day in a ditch. I think the bastard tricked some secretes out of me during our drunken conversation because ever since, or at least a bit later you people became masters in fucking up your own shit. You mastered all the best ways possible to shut things down. Today even some of your own laws keep these ideas alive for christ sake....... ups”.</text:p>
      <text:p text:style-name="P1">The Devil was messed up and I was starting to feel sorry for him. Then He continued “ But this is what I mean. There is nothing for me to do anymore. You people do it your selfs with out my help. What can I say I miss the action. I miss tricking someones innocent soul into some shit and watch it burn afterwards. You would be amazed if I would tell you about the consequences of my actions”.</text:p>
      <text:p text:style-name="P1">“what about Jesus” I said</text:p>
      <text:p text:style-name="P1">“He was soft man” The Devil said as he rubbed his chins with his hands.</text:p>
      <text:p text:style-name="P1">“The only thing he did was to walk on water, that was cool. I wish I would have thought of that. But besides that he was crap”. <text:s/></text:p>
      <text:p text:style-name="P1">“What about guilt, you ever played with the guilt”</text:p>
      <text:p text:style-name="P1">“Yea, that was a good one. I could play with that for centuries. But only until the catholics came, they overused it. It was an overkill. So I got bored with that. Also it became one of those automatic things thanks to the catholics that got deeply written in any mans soul. <text:s/></text:p>
      <text:p text:style-name="P1">“yea the guilt is all over the place?” I said.</text:p>
      <text:p text:style-name="P1">“yep it is, and its amazing if you think about it. How the ideas get imprinted in you humans. Somehow I never understood that even though I have spend so much time with you. I could never understand How its possible to control the feelings of a man and thus control his life with couple of words written behind some idea. But I used it. Although in the beginning I <text:soft-page-break/>could not believe that you where that stupid.”</text:p>
      <text:p text:style-name="P1">“There is no end to that” I said.</text:p>
      <text:p text:style-name="P1">“Pass it” Mr D said.</text:p>
      <text:p text:style-name="P1">“But what have you been doing recently since its so bad?” <text:s/>I said as I passed the joint.</text:p>
      <text:p text:style-name="P1">“Not much actually, sometimes I just stare into the nothing. You know........? My own Hell. Or what you simply call Hell. Or I take a walk through it just to make sure things run as they should. Then sometimes I listen to conversations like the one I overheard today when you where talking to your kid in the car. </text:p>
      <text:p text:style-name="P1">It was then actually that I thought perhaps you where something for me to work on. But HEY...... right now Im sitting on the balcony smoking a joint”. Mr D laughed as he killed the joint “What about the music?” Mr D said.</text:p>
      <text:p text:style-name="P1">Somehow I had never thought that the Devil would be a moocher. </text:p>
      <text:p text:style-name="P1">“No... its enough for now. Actually its time for me to sleep ” I said </text:p>
      <text:p text:style-name="P1">“But you are welcome to come again, hey... you don't think you could score some stuff when you come back do you. That would be a nice surprise”</text:p>
      <text:p text:style-name="P1">“There might be a possibility” Mr D said</text:p>
      <text:p text:style-name="P1">Then he added “Actually I know this guy and he might be available.”</text:p>
      <text:p text:style-name="P1">“What do you mean He might be available. You are the Devil no. Don't you guys have some stash stocked up in Hell?”</text:p>
      <text:p text:style-name="P1">“Well thats the thing” Mr D said</text:p>
      <text:p text:style-name="P1">“Its kind of hard to grow there. We prefer to come here for that shit”</text:p>
      <text:p text:style-name="P1">“I see” I mumbled as I stood up and went inside. But when I turned around there was no one there and no one in my head.</text:p>
      <text:p text:style-name="P1">Except myself. </text:p>
      <text:p text:style-name="P1">It was the middle of the night. </text:p>
      <text:p text:style-name="P1">A night that I had judged to be over long time ago. </text:p>
      <text:p text:style-name="P1">A night that seemed to have nothing more to offer.</text:p>
      <text:p text:style-name="P1">Strange.</text:p>
      <text:p text:style-name="P1">Somehow it had not been that bad. <text:s text:c="2"/></text:p>
      <text:p text:style-name="P1"/>
      <text:p text:style-name="P1"><text:s/></text:p>
      <text:p text:style-name="P1"/>
      <text:p text:style-name="P1"/>
      <text:p text:style-name="P1"><text:s text:c="4"/></text:p>
      <text:p text:style-name="P1"/>
      <text:p text:style-name="P1"><text:s/></text:p>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3T23:25:35</meta:creation-date>
    <dc:date>2013-11-04T08:28:15</dc:date>
    <meta:editing-duration>P1DT21H59M30S</meta:editing-duration>
    <meta:editing-cycles>7</meta:editing-cycles>
    <meta:generator>OpenOffice.org/3.3$Unix OpenOffice.org_project/330m20$Build-9567</meta:generator>
    <meta:document-statistic meta:table-count="0" meta:image-count="0" meta:object-count="0" meta:page-count="8" meta:paragraph-count="188" meta:word-count="4981" meta:character-count="24731"/>
  </office:meta>
</office:document-meta>
</file>